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Arial2" svg:font-family="Arial" style:font-family-generic="swiss"/>
    <style:font-face style:name="Open Sans" svg:font-family="'Open Sans', 'Ope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Default" style:list-style-name="">
      <style:paragraph-properties fo:margin-left="0cm" fo:margin-right="0cm" fo:margin-top="0cm" fo:margin-bottom="0cm" fo:text-indent="0cm" style:auto-text-indent="false" style:text-autospace="none"/>
      <style:text-properties fo:color="#000000" style:font-name="Open Sans" fo:font-size="11pt" style:font-name-asian="Open Sans" style:font-size-asian="11pt" style:font-name-complex="Open Sans" style:font-size-complex="11pt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3" style:family="text">
      <style:text-properties fo:font-variant="normal" fo:text-transform="none" fo:color="#222222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ación</text:p>
      <text:p text:style-name="Standard">Ejercicio 1.2.1</text:p>
      <text:p text:style-name="P2">Investiga en qué año se crearon los lenguajes C, C++, Java y C#.</text:p>
      <text:p text:style-name="P2"/>
      <text:p text:style-name="P2"><text:span text:style-name="T1">El desarrollo inicial de </text:span><text:span text:style-name="T2">C </text:span><text:span text:style-name="T1">se llevó a cabo en los Laboratorios Bell de AT&amp;T entre 1969 y 1973; según Ritchie, el periodo más creativo tuvo lugar en 1972. Se le dio el nombre "</text:span><text:span text:style-name="T2">C</text:span><text:span text:style-name="T1">" porque muchas de sus características fueron tomadas de un lenguaje anterior llamado "B". ... Entonces empezaron a crear un nuevo lenguaje, </text:span><text:span text:style-name="T2">C</text:span><text:span text:style-name="T1">.</text:span> </text:p>
      <text:p text:style-name="P2"/>
      <text:p text:style-name="P2"><text:span text:style-name="T1">C++ es un lenguaje de programación diseñado en 1979 por Bjarne Stroustrup. La intención de su </text:span><text:span text:style-name="T2">creación </text:span><text:span text:style-name="T1">fue extender al lenguaje de programación C mecanismos que permiten la manipulación de objetos.</text:span> </text:p>
      <text:p text:style-name="Standard"/>
      <text:p text:style-name="P1"><text:span text:style-name="T1">El lenguaje de programación </text:span><text:span text:style-name="T2">Java </text:span><text:span text:style-name="T1">fue desarrollado originalmente por James Gosling, de Sun Microsystems (constituida en 1983 y posteriormente adquirida el 27 de enero de 2010 por la compañía Oracle), y publicado en 1995 como un componente fundamental de la plataforma </text:span><text:span text:style-name="T2">Java </text:span><text:span text:style-name="T1">de Sun Microsystems.</text:span></text:p>
      <text:p text:style-name="P1"><text:span text:style-name="T1"/></text:p>
      <text:p text:style-name="P1"><text:span text:style-name="T1">Andrés Hejlsberg decidió formar un equipo de trabajo en 1999 para crear un nuevo lenguaje de programación, que hoy conocemos como </text:span><text:span text:style-name="T2">C#</text:span><text:span text:style-name="T1">. En cambio, en sus inicios el nombre inicial que se barajó fue Cool (C Object Oriented Language), lo que en español traduciríamos con un lenguaje de programación orientado a objetivo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Arial2" svg:font-family="Arial" style:font-family-generic="swiss"/>
    <style:font-face style:name="Open Sans" svg:font-family="'Open Sans', 'Ope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Open Sans" fo:font-size="12pt" style:font-name-asian="Open Sans" style:font-size-asian="12pt" style:font-name-complex="Open Sans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fri </meta:initial-creator>
    <meta:creation-date>2020-10-04T07:21:51.81</meta:creation-date>
    <meta:document-statistic meta:table-count="0" meta:image-count="0" meta:object-count="0" meta:page-count="1" meta:paragraph-count="7" meta:word-count="201" meta:character-count="1219"/>
    <dc:date>2020-10-04T07:28:04.60</dc:date>
    <dc:creator>juanfri </dc:creator>
    <meta:editing-duration>PT6M13S</meta:editing-duration>
    <meta:editing-cycles>1</meta:editing-cycles>
    <meta:generator>OpenOffice/4.1.7$Win32 OpenOffice.org_project/417m1$Build-9800</meta:generator>
  </office:meta>
</office:document-meta>
</file>